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3dbd3" officeooo:paragraph-rsid="0013dbd3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3dbd3" officeooo:paragraph-rsid="0013dbd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580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6fa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b916" officeooo:paragraph-rsid="0018b91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08da" officeooo:paragraph-rsid="001a08d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6e01" officeooo:paragraph-rsid="001b6e0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ae99" officeooo:paragraph-rsid="0022ae9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3dbd3" officeooo:paragraph-rsid="0013dbd3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a08da" officeooo:paragraph-rsid="0018b916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580e4"/>
    </style:style>
    <style:style style:name="P13" style:family="paragraph" style:parent-style-name="Standard">
      <style:paragraph-properties fo:text-align="start" style:justify-single-word="false"/>
      <style:text-properties officeooo:paragraph-rsid="001a08da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" officeooo:rsid="001a08da" officeooo:paragraph-rsid="001a08da"/>
    </style:style>
    <style:style style:name="P1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1c4e99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cebc8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e9b77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f4148" officeooo:paragraph-rsid="001f4148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117b1" officeooo:paragraph-rsid="002117b1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2ae99" officeooo:paragraph-rsid="0022ae99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Ubuntu" officeooo:paragraph-rsid="001c4e99"/>
    </style:style>
    <style:style style:name="P22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c4e99" officeooo:paragraph-rsid="001a08da" style:font-style-asian="italic" style:font-style-complex="italic"/>
    </style:style>
    <style:style style:name="P23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f4148" officeooo:paragraph-rsid="001e9b77" style:font-style-asian="italic" style:font-style-complex="italic"/>
    </style:style>
    <style:style style:name="P24" style:family="paragraph" style:parent-style-name="Standard">
      <style:paragraph-properties fo:text-align="start" style:justify-single-word="false"/>
      <style:text-properties fo:color="#000000" style:font-name="Ubuntu" officeooo:rsid="001d9ab0" officeooo:paragraph-rsid="001d9ab0"/>
    </style:style>
    <style:style style:name="P25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2451"/>
    </style:style>
    <style:style style:name="P26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117b1" style:font-style-asian="italic" style:font-style-complex="italic"/>
    </style:style>
    <style:style style:name="P27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2ae99" style:font-style-asian="italic" style:font-style-complex="italic"/>
    </style:style>
    <style:style style:name="P28" style:family="paragraph" style:parent-style-name="Standard">
      <style:paragraph-properties fo:text-align="start" style:justify-single-word="false"/>
      <style:text-properties officeooo:paragraph-rsid="0022ae99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officeooo:rsid="002547fa" officeooo:paragraph-rsid="002547fa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officeooo:rsid="00265998" officeooo:paragraph-rsid="00265998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5998" officeooo:paragraph-rsid="00265998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22ae99" style:font-style-asian="italic" style:font-style-complex="italic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1a08da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1c4e99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f4148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22ae99" style:font-style-asian="italic" style:font-weight-asian="bold" style:font-style-complex="italic" style:font-weight-complex="bold"/>
    </style:style>
    <style:style style:name="T6" style:family="text">
      <style:text-properties fo:font-style="italic" officeooo:rsid="0022ae99" style:font-style-asian="italic" style:font-style-complex="italic"/>
    </style:style>
    <style:style style:name="T7" style:family="text">
      <style:text-properties fo:font-style="italic" officeooo:rsid="001f4148" style:font-style-asian="italic" style:font-style-complex="italic"/>
    </style:style>
    <style:style style:name="T8" style:family="text">
      <style:text-properties officeooo:rsid="001580e4"/>
    </style:style>
    <style:style style:name="T9" style:family="text">
      <style:text-properties officeooo:rsid="0016fae4"/>
    </style:style>
    <style:style style:name="T10" style:family="text">
      <style:text-properties style:font-name="Ubuntu" fo:font-size="12pt" fo:font-style="normal" style:text-underline-style="none" fo:font-weight="normal" officeooo:rsid="0016fae4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style:text-underline-style="none" fo:font-weight="normal" officeooo:rsid="001580e4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normal" style:text-underline-style="none" fo:font-weight="normal" officeooo:rsid="001a08da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font-name="Ubuntu"/>
    </style:style>
    <style:style style:name="T14" style:family="text">
      <style:text-properties fo:color="#000000" style:font-name="Ubuntu" officeooo:rsid="001a08da"/>
    </style:style>
    <style:style style:name="T15" style:family="text">
      <style:text-properties fo:color="#000000" style:font-name="Ubuntu" fo:font-style="normal" style:text-underline-style="none" officeooo:rsid="0022ae99" style:font-style-asian="normal" style:font-style-complex="normal"/>
    </style:style>
    <style:style style:name="T16" style:family="text">
      <style:text-properties fo:color="#000000" style:font-name="Ubuntu" fo:font-style="normal" style:text-underline-style="none" officeooo:rsid="0024883d" style:font-style-asian="normal" style:font-style-complex="normal"/>
    </style:style>
    <style:style style:name="T17" style:family="text">
      <style:text-properties fo:color="#000000" style:font-name="Ubuntu" fo:font-style="italic" style:text-underline-style="solid" style:text-underline-width="auto" style:text-underline-color="font-color" officeooo:rsid="002547fa" style:font-style-asian="italic" style:font-style-complex="italic"/>
    </style:style>
    <style:style style:name="T18" style:family="text">
      <style:text-properties fo:color="#000000" style:font-name="Ubuntu" fo:font-style="italic" style:text-underline-style="solid" style:text-underline-width="auto" style:text-underline-color="font-color" fo:font-weight="bold" officeooo:rsid="002547fa" style:font-style-asian="italic" style:font-weight-asian="bold" style:font-style-complex="italic" style:font-weight-complex="bold"/>
    </style:style>
    <style:style style:name="T19" style:family="text">
      <style:text-properties fo:color="#000000" style:font-name="Ubuntu" fo:font-style="italic" style:text-underline-style="solid" style:text-underline-width="auto" style:text-underline-color="font-color" fo:font-weight="bold" officeooo:rsid="0025bdb7" style:font-style-asian="italic" style:font-weight-asian="bold" style:font-style-complex="italic" style:font-weight-complex="bold"/>
    </style:style>
    <style:style style:name="T20" style:family="text">
      <style:text-properties fo:color="#000000" style:font-name="Ubuntu" fo:font-style="italic" style:font-style-asian="italic" style:font-style-complex="italic"/>
    </style:style>
    <style:style style:name="T21" style:family="text">
      <style:text-properties fo:color="#000000" style:font-name="Ubuntu" fo:font-style="italic" officeooo:rsid="00273f73" style:font-style-asian="italic" style:font-style-complex="italic"/>
    </style:style>
    <style:style style:name="T22" style:family="text">
      <style:text-properties fo:color="#000000" style:font-name="Ubuntu" officeooo:rsid="002547fa"/>
    </style:style>
    <style:style style:name="T23" style:family="text">
      <style:text-properties fo:color="#000000" style:font-name="Ubuntu" fo:font-weight="bold" officeooo:rsid="002547fa" style:font-weight-asian="bold" style:font-weight-complex="bold"/>
    </style:style>
    <style:style style:name="T24" style:family="text">
      <style:text-properties fo:color="#000000" style:font-name="Ubuntu" officeooo:rsid="0025bdb7"/>
    </style:style>
    <style:style style:name="T25" style:family="text">
      <style:text-properties fo:color="#000000" style:font-name="Ubuntu" officeooo:rsid="00273f73"/>
    </style:style>
    <style:style style:name="T26" style:family="text">
      <style:text-properties fo:color="#000000" style:font-name="Ubuntu" officeooo:rsid="0028918a"/>
    </style:style>
    <style:style style:name="T27" style:family="text">
      <style:text-properties fo:color="#ff9da4"/>
    </style:style>
    <style:style style:name="T28" style:family="text">
      <style:text-properties fo:color="#ff9da4" style:font-name="Droid Sans Mono" fo:font-size="10.5pt" fo:font-weight="normal" fo:background-color="#002451" loext:char-shading-value="0"/>
    </style:style>
    <style:style style:name="T29" style:family="text">
      <style:text-properties fo:color="#d1f1a9"/>
    </style:style>
    <style:style style:name="T30" style:family="text">
      <style:text-properties fo:color="#d1f1a9" style:font-name="Droid Sans Mono" fo:font-size="10.5pt" fo:font-weight="normal" fo:background-color="#002451" loext:char-shading-value="0"/>
    </style:style>
    <style:style style:name="T31" style:family="text">
      <style:text-properties fo:font-style="normal" style:text-underline-style="none" officeooo:rsid="001c4e99" style:font-style-asian="normal" style:font-style-complex="normal"/>
    </style:style>
    <style:style style:name="T32" style:family="text">
      <style:text-properties fo:font-style="normal" style:text-underline-style="none" officeooo:rsid="001cebc8" style:font-style-asian="normal" style:font-style-complex="normal"/>
    </style:style>
    <style:style style:name="T33" style:family="text">
      <style:text-properties officeooo:rsid="001d9ab0"/>
    </style:style>
    <style:style style:name="T34" style:family="text">
      <style:text-properties officeooo:rsid="001f4148"/>
    </style:style>
    <style:style style:name="T35" style:family="text">
      <style:text-properties officeooo:rsid="0022ae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echniques stage :</text:p>
      <text:p text:style-name="P1"/>
      <text:p text:style-name="P2"><text:tab/><text:span text:style-name="T1">Git :</text:span></text:p>
      <text:p text:style-name="P10"/>
      <text:p text:style-name="P2">1) git clone <text:span text:style-name="T9">&lt;</text:span>adresserepo<text:span text:style-name="T9">&gt;</text:span></text:p>
      <text:p text:style-name="P2"/>
      <text:p text:style-name="P2">Permet de cloner le dépôt qui se trouve en ligne dans le rep local actuel.</text:p>
      <text:p text:style-name="P2"/>
      <text:p text:style-name="P2">2) git checkout -b <text:span text:style-name="T9">&lt;</text:span>nombranche<text:span text:style-name="T9">&gt;</text:span></text:p>
      <text:p text:style-name="P2"/>
      <text:p text:style-name="P2">Permet de créer une branche et de s’y déplacer directement ( « git checkout nombranche» <text:s/>si la branche existe déjà)</text:p>
      <text:p text:style-name="P2"/>
      <text:p text:style-name="P4">3) git push -u origin &lt;nombranche&gt;</text:p>
      <text:p text:style-name="P4"/>
      <text:p text:style-name="P4">Permet d’envoyer une branche créée sur le dépôt distant</text:p>
      <text:p text:style-name="P4"/>
      <text:p text:style-name="P2"><text:span text:style-name="T9">4</text:span>) <text:span text:style-name="T8">git branch</text:span></text:p>
      <text:p text:style-name="P2"/>
      <text:p text:style-name="P3">Permet de voir les différentes branches existantes</text:p>
      <text:p text:style-name="P3"/>
      <text:p text:style-name="P12"><text:span text:style-name="T10">5</text:span><text:span text:style-name="T11">) git status</text:span></text:p>
      <text:p text:style-name="P3"/>
      <text:p text:style-name="P3">Permet de voir sur quelle branche on se trouve et l’état actuel des fichiers (en attente de add, commit, …)</text:p>
      <text:p text:style-name="P3"/>
      <text:p text:style-name="P12"><text:span text:style-name="T10">6</text:span><text:span text:style-name="T11">) <text:s/></text:span><text:span text:style-name="T10">git add &lt;fichiers&gt; (ou –all)</text:span></text:p>
      <text:p text:style-name="P5"/>
      <text:p text:style-name="P4">Prépare les fichiers à envoyer sur le dépôt distant</text:p>
      <text:p text:style-name="P4"/>
      <text:p text:style-name="P4">7) git commit -m « .. »</text:p>
      <text:p text:style-name="P4"/>
      <text:p text:style-name="P4">Envoi les fichiers entre le local et le dépôt distant, avec une description de ce qui a été fait entre guillemets</text:p>
      <text:p text:style-name="P4"/>
      <text:p text:style-name="P4">8) git push</text:p>
      <text:p text:style-name="P4"/>
      <text:p text:style-name="P4">Après avoir fait les 2 cmd précédentes, envoie sur le dépôt distant</text:p>
      <text:p text:style-name="P4"/>
      <text:p text:style-name="P6">9) git pull</text:p>
      <text:p text:style-name="P6"/>
      <text:p text:style-name="P6">Met à jour la branche actuelle avec la branche sur le dépôt distant (règle gnrle : le faire avant de commencer à travailler)</text:p>
      <text:p text:style-name="P6"/>
      <text:p text:style-name="P6">10) git revert HEAD~n</text:p>
      <text:p text:style-name="P6"/>
      <text:p text:style-name="P6">annule le n-ième dernier commit envoyé en distant (0 compte)</text:p>
      <text:p text:style-name="P6"/>
      <text:p text:style-name="P8">11) git merge nombranche</text:p>
      <text:p text:style-name="P8"/>
      <text:p text:style-name="P8">Après s’être placé sur la branche qu’on souhaite conserver (checkout), fusionne nombranche avec celle-ci.</text:p>
      <text:p text:style-name="P9"><text:soft-page-break/>12) git checkout – fichier (ou . <text:s/>À la place de fichier pour tous les fichiers)</text:p>
      <text:p text:style-name="P9"/>
      <text:p text:style-name="P9">Annule les modifs faites, reviens à la dernière version où le répertoire était propre</text:p>
      <text:p text:style-name="P9"/>
      <text:p text:style-name="P9">13) git stash</text:p>
      <text:p text:style-name="P9"/>
      <text:p text:style-name="P9">Met les modifs ou erreurs en mémoire et les ignore si on ne les rappelle pas (git stash apply pour récupérer, disparaît au bout de 1 ou 2j)</text:p>
      <text:p text:style-name="P6"/>
      <text:p text:style-name="P6"/>
      <text:p text:style-name="P6"><text:tab/><text:tab/><text:span text:style-name="T2">Machine virtuelle (Ubuntu) :</text:span></text:p>
      <text:p text:style-name="P11"/>
      <text:p text:style-name="P7">Permet de lancer linux dans une fenêtre depuis windows, sans dual boot.</text:p>
      <text:p text:style-name="P11"/>
      <text:p text:style-name="P7">Se baser sur la vidéo : <text:a xlink:type="simple" xlink:href="https://www.youtube.com/watch?v=x5MhydijWmc" text:style-name="Internet_20_link" text:visited-style-name="Visited_20_Internet_20_Link">https://www.youtube.com/watch?v=x5MhydijWmc</text:a> (« How to Install Ubuntu 20.04 LTS on VirtualBox in Windows 10 »)</text:p>
      <text:p text:style-name="P7"/>
      <text:p text:style-name="P7">Pb rencontrés :</text:p>
      <text:p text:style-name="P7"/>
      <text:p text:style-name="P7">- Fenêtre non adaptée, installation qui charge à l’infini =&gt; supprimer la vm et réinstaller (<text:a xlink:type="simple" xlink:href="https://www.softwarehow.com/delete-virtual-machine-virtualbox/" text:style-name="Internet_20_link" text:visited-style-name="Visited_20_Internet_20_Link">https://www.softwarehow.com/delete-virtual-machine-virtualbox/</text:a> )</text:p>
      <text:p text:style-name="P7"/>
      <text:p text:style-name="P13"><text:span text:style-name="T12">- Avant d’utiliser « </text:span>sudo apt install build-essential dkms linux-headers-$(uname -r) <text:span text:style-name="T13">», </text:span><text:span text:style-name="T14">faire un « sudo apt update » « sudo apt upgrade » pour que tout soit à jour.</text:span></text:p>
      <text:p text:style-name="P14">Ne pas oublier le « s » de « headers »…</text:p>
      <text:p text:style-name="P14"/>
      <text:p text:style-name="P14"><text:tab/><text:span text:style-name="T3">Bootstrap :</text:span></text:p>
      <text:p text:style-name="P22"/>
      <text:p text:style-name="P15">Ensemble de fichier css, javascript,… préparé à l’avance et utilisable tel quel soit en téléchargeant l’ensemble ou en référençant un lien où ils sont stockés.</text:p>
      <text:p text:style-name="P15"/>
      <text:p text:style-name="P15">1) Version en ligne</text:p>
      <text:p text:style-name="P15"/>
      <text:p text:style-name="P21"><text:span text:style-name="T31">Mettre dans le &lt;head&gt;: - </text:span><text:span text:style-name="T28">&lt;meta name=</text:span><text:span text:style-name="T30">"viewport"</text:span><text:span text:style-name="T28"> content=</text:span><text:span text:style-name="T30">"width=device-width, initial-scale=1, shrink-to-fit=no"</text:span><text:span text:style-name="T28">&gt;</text:span></text:p>
      <text:p text:style-name="P15">=&gt; Fais en sorte que la page s’adapte automatiquement à la taille de l’écran (mobile, ordinateur).</text:p>
      <text:p text:style-name="P15"/>
      <text:p text:style-name="P21"><text:span text:style-name="T31">-</text:span><text:span text:style-name="T28">&lt;link rel=</text:span><text:span text:style-name="T30">"stylesheet"</text:span><text:span text:style-name="T28"> href=</text:span><text:span text:style-name="T30">"https://maxcdn.bootstrapcdn.com/bootstrap/4.0.0/css/bootstrap.min.css"</text:span><text:span text:style-name="T28"> integrity=</text:span><text:span text:style-name="T30">"sha384-Gn5384xqQ1aoWXA+058RXPxPg6fy4IWvTNh0E263XmFcJlSAwiGgFAW/dAiS6JXm"</text:span><text:span text:style-name="T28"> crossorigin=</text:span><text:span text:style-name="T30">"anonymous"</text:span><text:span text:style-name="T28">&gt;</text:span></text:p>
      <text:p text:style-name="P15">=&gt; Permet d’avoir accès aux fichiers css prêts.</text:p>
      <text:p text:style-name="P15"/>
      <text:p text:style-name="P21"><text:span text:style-name="T31">Mettre : - </text:span><text:span text:style-name="T32">dans le &lt;head&gt; : </text:span><text:span text:style-name="T28">&lt;script src=</text:span><text:span text:style-name="T30">"https://maxcdn.bootstrapcdn.com/bootstrap/4.0.0/js/bootstrap.min.js"</text:span><text:span text:style-name="T28"> integrity=</text:span><text:span text:style-name="T30">"sha384-JZR6Spejh4U02d8jOt6vLEHfe/JQGiRRSQQxSfFWpi1MquVdAyjUar5+76PVCmYl"</text:span><text:span text:style-name="T28"> crossorigin=</text:span><text:span text:style-name="T30">"anonymous"</text:span><text:span text:style-name="T28">&gt;&lt;/script&gt;</text:span></text:p>
      <text:p text:style-name="P21"><text:span text:style-name="T31">- </text:span><text:span text:style-name="T32">à la fin du &lt;body&gt; : </text:span><text:span text:style-name="T28">&lt;script src=</text:span><text:span text:style-name="T30">"https://code.jquery.com/jquery-3.2.1.slim.min.js"</text:span><text:span text:style-name="T28"> integrity=</text:span><text:span text:style-name="T30">"sha384-KJ3o2DKtIkvYIK3UENzmM7KCkRr/rE9/Qpg6aAZGJwFDMVNA/GpGFF93hXpG5KkN"</text:span><text:span text:style-name="T28"> crossorigin=</text:span><text:span text:style-name="T30">"anonymous"</text:span><text:span text:style-name="T28">&gt;&lt;/script&gt;</text:span></text:p>
      <text:p text:style-name="P25"><text:soft-page-break/><text:span text:style-name="T27">&lt;script src=</text:span><text:span text:style-name="T29">"https://cdnjs.cloudflare.com/ajax/libs/popper.js/1.12.9/umd/popper.min.js"</text:span><text:span text:style-name="T27"> integrity=</text:span><text:span text:style-name="T29">"sha384-ApNbgh9B+Y1QKtv3Rn7W3mgPxhU9K/ScQsAP7hUibX39j7fakFPskvXusvfa0b4Q"</text:span><text:span text:style-name="T27"> crossorigin=</text:span><text:span text:style-name="T29">"anonymous"</text:span><text:span text:style-name="T27">&gt;&lt;/script&gt;</text:span></text:p>
      <text:p text:style-name="P25"><text:span text:style-name="T27">&lt;script src=</text:span><text:span text:style-name="T29">"https://maxcdn.bootstrapcdn.com/bootstrap/4.0.0/js/bootstrap.min.js"</text:span><text:span text:style-name="T27"> integrity=</text:span><text:span text:style-name="T29">"sha384-JZR6Spejh4U02d8jOt6vLEHfe/JQGiRRSQQxSfFWpi1MquVdAyjUar5+76PVCmYl"</text:span><text:span text:style-name="T27"> crossorigin=</text:span><text:span text:style-name="T29">"anonymous"</text:span><text:span text:style-name="T27">&gt;&lt;/script&gt;</text:span></text:p>
      <text:p text:style-name="P16">=&gt; Permet d’avoir accès au javascript prêt</text:p>
      <text:p text:style-name="P16"/>
      <text:p text:style-name="P16">2) Version téléchargée</text:p>
      <text:p text:style-name="P16"/>
      <text:p text:style-name="P16">Même principe de fonctionnement mais <text:span text:style-name="T33">remplacer les liens par des chemins vers les fichiers.</text:span></text:p>
      <text:p text:style-name="P14"/>
      <text:p text:style-name="P24">(Pourquoi affichage différent? <text:span text:style-name="T35">=&gt; versions ?</text:span>)</text:p>
      <text:p text:style-name="P24"/>
      <text:p text:style-name="P17">Utilisation : Utiliser la doc, copier coller les fonctions dont on a besoin, <text:span text:style-name="T34">mélanger classes pour avoir bon résultat (ex avec testaccordion.html, mélange accordéon/grid)</text:span></text:p>
      <text:p text:style-name="P17"/>
      <text:p text:style-name="P17"><text:span text:style-name="T7"><text:tab/></text:span><text:span text:style-name="T4">NPM/</text:span><text:span text:style-name="T5">NodeJS</text:span><text:span text:style-name="T4"> :</text:span></text:p>
      <text:p text:style-name="P23"/>
      <text:p text:style-name="P18">En installant node js, <text:span text:style-name="T35">npm </text:span>s’installe automoatiquement. Permet d’installer des modules tels que bootstrap, node js, etc. S’utilise comme « sudo apt install… » =&gt; npm install …</text:p>
      <text:p text:style-name="P19">Privilégier installation par invit de cmd quand beaucoup de modules à installer.</text:p>
      <text:p text:style-name="P19"/>
      <text:p text:style-name="P20">NodeJS est un type de serveur JavaScript.</text:p>
      <text:p text:style-name="P19"/>
      <text:p text:style-name="P19"><text:span text:style-name="T6"><text:tab/></text:span><text:span text:style-name="T5">Tomcat :</text:span></text:p>
      <text:p text:style-name="P26"/>
      <text:p text:style-name="P20">Un serveur permet de faire le lien entre notre PC et une base de données : on demande au serveur, le serveur demande à BDD, qui renvoie au serv et qui répond à notre requête.</text:p>
      <text:p text:style-name="P20">Un serveur Tomcat est un serveur Java, qui se base sur Apache. </text:p>
      <text:p text:style-name="P20">=&gt; Il faut installer Java (Oracle), puis Apache Tomcat (installe Apache puis Tomcat).</text:p>
      <text:p text:style-name="P20"/>
      <text:p text:style-name="P20"><text:tab/><text:span text:style-name="T1">Yoeman/Gulp :</text:span></text:p>
      <text:p text:style-name="P27"/>
      <text:p text:style-name="P28"><text:span text:style-name="T15">NPM permettait de télécharger des modules. Yoeman permet d’en lancer, de les initialiser, </text:span><text:span text:style-name="T16">par exemple permet de créer thème liferay</text:span><text:span text:style-name="T15">. Quant à gulp, il les déploie, permet de les </text:span><text:span text:style-name="T16">faire apparaître sur le site.</text:span></text:p>
      <text:p text:style-name="P28"><text:span text:style-name="T16"/></text:p>
      <text:p text:style-name="P32"><text:span text:style-name="T16"><text:tab/></text:span><text:span text:style-name="T23">Javascript :</text:span></text:p>
      <text:p text:style-name="P32"><text:span text:style-name="T22"/></text:p>
      <text:p text:style-name="P29"><text:span text:style-name="T13">Permet de rendre un site dynamique à l’aide de fonctions, s’incorpore dans les fichiers html/css avec la balise &lt;script&gt; soit en écrivant le code au milieu, soit en appelant un fichier js : &lt;script src=’***.js’&gt;&lt;/script&gt;</text:span></text:p>
      <text:p text:style-name="P29"><text:span text:style-name="T13"/></text:p>
      <text:p text:style-name="P29"><text:span text:style-name="T13"><text:tab/></text:span><text:span text:style-name="T19">Snippets :</text:span></text:p>
      <text:p text:style-name="P29"><text:span text:style-name="T19"/></text:p>
      <text:p text:style-name="P31"><text:span text:style-name="T24">E</text:span><text:span text:style-name="T13">nsemble de raccourcis qui permettent, en les rentrant sur l’éditeur, de faire apparaître des lignes de codes préparées. Pour pouvoir en utiliser un nouveau sur VSCode : File → Preferences → User Snippets → New Global Snippets file et coller le fichier snippet fourni.</text:span></text:p>
      <text:p text:style-name="P28"><text:span text:style-name="T16"/></text:p>
      <text:p text:style-name="P28"><text:soft-page-break/><text:span text:style-name="T16"><text:tab/></text:span><text:span text:style-name="T18">Liferay :</text:span></text:p>
      <text:p text:style-name="P28"><text:span text:style-name="T17"/></text:p>
      <text:p text:style-name="P29"><text:span text:style-name="T13">Utilise tout ce qui a été défini précédemment et permet de personnaliser des pages web, à la manière de Wix ou Wordpress mais : permet de créer ses propres modules en les codant avant de les coller sur le site, site entièrement modulable.</text:span></text:p>
      <text:p text:style-name="P29"><text:span text:style-name="T13"/></text:p>
      <text:p text:style-name="P29"><text:span text:style-name="T13"/></text:p>
      <text:p text:style-name="P29"><text:span text:style-name="T13">Pour créer un thème :</text:span></text:p>
      <text:p text:style-name="P29"><text:span text:style-name="T13"/></text:p>
      <text:p text:style-name="P29"><text:span text:style-name="T13">- Dans le powershell, se placer dans le dossier liferay et lancer </text:span><text:span text:style-name="T20">yo liferay-theme </text:span><text:span text:style-name="T13">et répondre aux questions.</text:span></text:p>
      <text:p text:style-name="P29"><text:span text:style-name="T13">- Se placer dans le dossier créé et lancer </text:span><text:span text:style-name="T20">gulp deploy</text:span></text:p>
      <text:p text:style-name="P29"><text:span text:style-name="T20">- </text:span><text:span text:style-name="T13">On peut alors modifier les fichiers dans le dossier et relancer </text:span><text:span text:style-name="T20">gulp deploy </text:span><text:span text:style-name="T13">à chaque fois qu’on veut actualiser le thème disponible sur notre site.</text:span></text:p>
      <text:p text:style-name="P29"><text:span text:style-name="T13"/></text:p>
      <text:p text:style-name="P29"><text:span text:style-name="T13"/></text:p>
      <text:p text:style-name="P30"><text:span text:style-name="T13">Pour créer un widget/</text:span><text:span text:style-name="T25">module</text:span><text:span text:style-name="T13"> :</text:span></text:p>
      <text:p text:style-name="P30"><text:span text:style-name="T13"/></text:p>
      <text:p text:style-name="P30"><text:span text:style-name="T13">- </text:span><text:span text:style-name="T25">Dans le powershell, se placer dans le dossier liferay et lancer </text:span><text:span text:style-name="T21">yo liferay-bundle </text:span><text:span text:style-name="T25">et répondre aux questions.</text:span></text:p>
      <text:p text:style-name="P30"><text:span text:style-name="T25">- Se placer dans le dossier créé et lancer </text:span><text:span text:style-name="T21">npm run deploy</text:span></text:p>
      <text:p text:style-name="P30"><text:span text:style-name="T25">- Le widget est alors disponible sur le site, <text:s/>dans le + en haut à droite → Widgets → Sampl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3:03:33.473561703</meta:creation-date>
    <dc:date>2021-06-22T17:45:15.310904053</dc:date>
    <meta:editing-duration>PT1H57M33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4" meta:paragraph-count="75" meta:word-count="915" meta:character-count="6217" meta:non-whitespace-character-count="5360"/>
  </office:meta>
</office:document-meta>
</file>